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zxx" fo:country="none" officeooo:rsid="00051efd" officeooo:paragraph-rsid="00051efd" style:language-asian="zxx" style:country-asian="none" style:language-complex="zxx" style:country-complex="none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zxx" fo:country="none" fo:font-weight="bold" officeooo:rsid="000bc80b" officeooo:paragraph-rsid="000bc80b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zxx" fo:country="none" fo:font-weight="normal" officeooo:rsid="000bc80b" officeooo:paragraph-rsid="000bc80b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zxx" fo:country="none" fo:font-style="normal" fo:font-weight="bold" officeooo:rsid="000ee9df" officeooo:paragraph-rsid="000ee9df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zxx" fo:country="none" fo:font-style="normal" fo:font-weight="bold" officeooo:rsid="00107e8c" officeooo:paragraph-rsid="00107e8c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zxx" fo:country="none" fo:font-style="normal" fo:font-weight="bold" officeooo:rsid="00107e8c" officeooo:paragraph-rsid="00137fde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zxx" fo:country="none" fo:font-style="normal" fo:font-weight="bold" officeooo:rsid="00182787" officeooo:paragraph-rsid="00182787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1" style:family="text">
      <style:text-properties officeooo:rsid="00066951"/>
    </style:style>
    <style:style style:name="T2" style:family="text">
      <style:text-properties officeooo:rsid="000714c2"/>
    </style:style>
    <style:style style:name="T3" style:family="text">
      <style:text-properties officeooo:rsid="0008791a"/>
    </style:style>
    <style:style style:name="T4" style:family="text">
      <style:text-properties officeooo:rsid="000898b6"/>
    </style:style>
    <style:style style:name="T5" style:family="text">
      <style:text-properties officeooo:rsid="000c35a2"/>
    </style:style>
    <style:style style:name="T6" style:family="text">
      <style:text-properties officeooo:rsid="00107e8c"/>
    </style:style>
    <style:style style:name="T7" style:family="text">
      <style:text-properties officeooo:rsid="0010898c"/>
    </style:style>
    <style:style style:name="T8" style:family="text">
      <style:text-properties officeooo:rsid="00122e25"/>
    </style:style>
    <style:style style:name="T9" style:family="text">
      <style:text-properties officeooo:rsid="00137fde"/>
    </style:style>
    <style:style style:name="T10" style:family="text">
      <style:text-properties officeooo:rsid="00149c24"/>
    </style:style>
    <style:style style:name="T11" style:family="text">
      <style:text-properties officeooo:rsid="0019800d"/>
    </style:style>
    <style:style style:name="T12" style:family="text">
      <style:text-properties officeooo:rsid="0019b6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df</text:span> = pandas_datareader.data.get_data_yahoo<text:span text:style-name="T1">(stock, start, end) <text:s/></text:span><text:span text:style-name="T2"># der Stock als String, </text:span><text:span text:style-name="T3">die anderne als datetime.datetime.now()</text:span></text:p>
      <text:p text:style-name="P1"/>
      <text:p text:style-name="P2">dann:</text:p>
      <text:p text:style-name="P3">df = <text:span text:style-name="T5">df.to_numpy()</text:span></text:p>
      <text:p text:style-name="P3"/>
      <text:p text:style-name="P4">bei df[0][0] steht der <text:span text:style-name="T6">High-</text:span>Wert von dem ersten Datum <text:s/><text:span text:style-name="T8"># die erste Null ist die Zahl von dem jeweiligen Datum</text:span></text:p>
      <text:p text:style-name="P5">bei <text:span text:style-name="T7">df[0][1] steht der Low-Wert von dem ersten Datum</text:span></text:p>
      <text:p text:style-name="P6">bei <text:span text:style-name="T7">df[0][</text:span><text:span text:style-name="T9">4</text:span><text:span text:style-name="T7">] steht d</text:span><text:span text:style-name="T9">as Volume</text:span><text:span text:style-name="T7"> von dem ersten Datum <text:s/></text:span><text:span text:style-name="T10">(wie viel an dem Tag gehandelt wurde)</text:span></text:p>
      <text:p text:style-name="P7">mit len(df) kann man die Gesamtzahl der <text:span text:style-name="T11">erhaltenen Tage </text:span><text:span text:style-name="T12">herausfinden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2-02-03T14:49:24.185000000</dc:date>
    <meta:editing-duration>PT12M49S</meta:editing-duration>
    <meta:editing-cycles>24</meta:editing-cycles>
    <meta:document-statistic meta:table-count="0" meta:image-count="0" meta:object-count="0" meta:page-count="1" meta:paragraph-count="7" meta:word-count="73" meta:character-count="467" meta:non-whitespace-character-count="398"/>
  </office:meta>
</office:document-meta>
</file>